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 Jezu Chryste,</text:span><text:span text:style-name="T1"><text:line-break/></text:span><text:span text:style-name="T1">Synu Boga,</text:span><text:span text:style-name="T1"><text:line-break/></text:span><text:span text:style-name="T1">zmiłuj się nade mn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06:40</meta:creation-date>
    <dc:creator>Rafał Talacha</dc:creator>
    <dc:date>2009-01-27T14:08:04</dc:date>
    <dc:language>pl-PL</dc:language>
    <meta:editing-cycles>3</meta:editing-cycles>
    <meta:editing-duration>PT3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